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0">
      <style:text-properties officeooo:paragraph-rsid="001315e1"/>
    </style:style>
    <style:style style:name="P12" style:family="paragraph" style:parent-style-name="Text_20_body" style:list-style-name="L16"/>
    <style:style style:name="P13" style:family="paragraph" style:parent-style-name="Text_20_body" style:list-style-name="L17"/>
    <style:style style:name="P14" style:family="paragraph" style:parent-style-name="Text_20_body" style:list-style-name="L18"/>
    <style:style style:name="P15" style:family="paragraph" style:parent-style-name="Text_20_body" style:list-style-name="L19"/>
    <style:style style:name="P16" style:family="paragraph" style:parent-style-name="Text_20_body" style:list-style-name="L20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Task 1: Movie Night</text:span></text:h>
      <text:list text:style-name="L1">
        <text:list-item>
          <text:p text:style-name="P1">Create 3 variables: <text:span text:style-name="Strong_20_Emphasis">movieName</text:span>, <text:span text:style-name="Strong_20_Emphasis">day</text:span>, <text:span text:style-name="Strong_20_Emphasis">time</text:span>.</text:p>
        </text:list-item>
        <text:list-item>
          <text:p text:style-name="P1">Print a sentence:<text:line-break/><text:span text:style-name="Source_20_Text">"I will watch [movieName] on [day] at [time]."</text:span></text:p>
        </text:list-item>
      </text:list>
      <text:p text:style-name="Horizontal_20_Line"/>
      <text:h text:style-name="Heading_20_3" text:outline-level="3"><text:span text:style-name="Strong_20_Emphasis">Task 2: Birthday Party</text:span></text:h>
      <text:list text:style-name="L2">
        <text:list-item>
          <text:p text:style-name="P2">Create 3 variables: <text:span text:style-name="Strong_20_Emphasis">friendName</text:span>, <text:span text:style-name="Strong_20_Emphasis">age</text:span>, <text:span text:style-name="Strong_20_Emphasis">gift</text:span>.</text:p>
        </text:list-item>
        <text:list-item>
          <text:p text:style-name="P2">Print a sentence:<text:line-break/><text:span text:style-name="Source_20_Text">"Happy birthday [friendName]! You are [age] years old and I bought you a [gift]."</text:span></text:p>
        </text:list-item>
      </text:list>
      <text:p text:style-name="Horizontal_20_Line"/>
      <text:h text:style-name="Heading_20_3" text:outline-level="3"><text:span text:style-name="Strong_20_Emphasis">Task 3: Daily Routine</text:span></text:h>
      <text:list text:style-name="L3">
        <text:list-item>
          <text:p text:style-name="P3">Create 3 variables: <text:span text:style-name="Strong_20_Emphasis">activity</text:span>, <text:span text:style-name="Strong_20_Emphasis">time</text:span>, <text:span text:style-name="Strong_20_Emphasis">place</text:span>.</text:p>
        </text:list-item>
        <text:list-item>
          <text:p text:style-name="P3">Print a sentence:<text:line-break/><text:span text:style-name="Source_20_Text">"I usually [activity] at [time] in the [place]."</text:span></text:p>
        </text:list-item>
      </text:list>
      <text:p text:style-name="Horizontal_20_Line"/>
      <text:h text:style-name="Heading_20_3" text:outline-level="3"><text:span text:style-name="Strong_20_Emphasis">Task 4: Pet Introduction</text:span></text:h>
      <text:list text:style-name="L4">
        <text:list-item>
          <text:p text:style-name="P4">Create 3 variables: <text:span text:style-name="Strong_20_Emphasis">petName</text:span>, <text:span text:style-name="Strong_20_Emphasis">typeOfPet</text:span>, <text:span text:style-name="Strong_20_Emphasis">age</text:span>.</text:p>
        </text:list-item>
        <text:list-item>
          <text:p text:style-name="P4">Print a sentence:<text:line-break/><text:span text:style-name="Source_20_Text">"This is my [typeOfPet] named [petName], and it is [age] years old."</text:span></text:p>
        </text:list-item>
      </text:list>
      <text:p text:style-name="Horizontal_20_Line"/>
      <text:h text:style-name="Heading_20_3" text:outline-level="3"><text:span text:style-name="Strong_20_Emphasis">Task 5: Favorite Subject</text:span></text:h>
      <text:list text:style-name="L5">
        <text:list-item>
          <text:p text:style-name="P5">Create 3 variables: <text:span text:style-name="Strong_20_Emphasis">subject</text:span>, <text:span text:style-name="Strong_20_Emphasis">day</text:span>, <text:span text:style-name="Strong_20_Emphasis">teacherName</text:span>.</text:p>
        </text:list-item>
        <text:list-item>
          <text:p text:style-name="P5">Print a sentence:<text:line-break/><text:span text:style-name="Source_20_Text">"My favorite subject is [subject], I study it on [day] with [teacherName]."</text:span></text:p>
        </text:list-item>
      </text:list>
      <text:p text:style-name="Horizontal_20_Line"/>
      <text:h text:style-name="Heading_20_3" text:outline-level="3"><text:span text:style-name="Strong_20_Emphasis">Task 6: Travel Plan</text:span></text:h>
      <text:list text:style-name="L6">
        <text:list-item>
          <text:p text:style-name="P6">Create 3 variables: <text:span text:style-name="Strong_20_Emphasis">city</text:span>, <text:span text:style-name="Strong_20_Emphasis">month</text:span>, <text:span text:style-name="Strong_20_Emphasis">activity</text:span>.</text:p>
        </text:list-item>
        <text:list-item>
          <text:p text:style-name="P6">Print a sentence:<text:line-break/><text:span text:style-name="Source_20_Text">"I want to visit [city] in [month] and [activity] there."</text:span></text:p>
        </text:list-item>
      </text:list>
      <text:p text:style-name="Horizontal_20_Line"/>
      <text:h text:style-name="Heading_20_3" text:outline-level="3"><text:soft-page-break/><text:span text:style-name="Strong_20_Emphasis">Task 7: Breakfast Menu</text:span></text:h>
      <text:list text:style-name="L7">
        <text:list-item>
          <text:p text:style-name="P7">Create 3 variables: <text:span text:style-name="Strong_20_Emphasis">breakfastItem1</text:span>, <text:span text:style-name="Strong_20_Emphasis">breakfastItem2</text:span>, <text:span text:style-name="Strong_20_Emphasis">drink</text:span>.</text:p>
        </text:list-item>
        <text:list-item>
          <text:p text:style-name="P7">Print a sentence:<text:line-break/><text:span text:style-name="Source_20_Text">"Today I had [breakfastItem1], [breakfastItem2], and a [drink] for breakfast."</text:span></text:p>
        </text:list-item>
      </text:list>
      <text:p text:style-name="Horizontal_20_Line"/>
      <text:h text:style-name="Heading_20_3" text:outline-level="3"><text:span text:style-name="Strong_20_Emphasis">Task 8: Dream Job</text:span></text:h>
      <text:list text:style-name="L8">
        <text:list-item>
          <text:p text:style-name="P8">Create 3 variables: <text:span text:style-name="Strong_20_Emphasis">jobTitle</text:span>, <text:span text:style-name="Strong_20_Emphasis">company</text:span>, <text:span text:style-name="Strong_20_Emphasis">salary</text:span>.</text:p>
        </text:list-item>
        <text:list-item>
          <text:p text:style-name="P8">Print a sentence:<text:line-break/><text:span text:style-name="Source_20_Text">"I want to be a [jobTitle] at [company] earning [salary]."</text:span></text:p>
        </text:list-item>
      </text:list>
      <text:p text:style-name="Horizontal_20_Line"/>
      <text:h text:style-name="Heading_20_3" text:outline-level="3"><text:span text:style-name="Strong_20_Emphasis">Task 9: Sports Update</text:span></text:h>
      <text:list text:style-name="L9">
        <text:list-item>
          <text:p text:style-name="P9">Create 3 variables: <text:span text:style-name="Strong_20_Emphasis">team1</text:span>, <text:span text:style-name="Strong_20_Emphasis">team2</text:span>, <text:span text:style-name="Strong_20_Emphasis">score</text:span>.</text:p>
        </text:list-item>
        <text:list-item>
          <text:p text:style-name="P9">Print a sentence:<text:line-break/><text:span text:style-name="Source_20_Text">"In the match between [team1] and [team2], the final score was [score]."</text:span></text:p>
        </text:list-item>
      </text:list>
      <text:p text:style-name="Horizontal_20_Line"/>
      <text:h text:style-name="Heading_20_3" text:outline-level="3"><text:span text:style-name="Strong_20_Emphasis">Task 10: Weekend Plan</text:span></text:h>
      <text:list text:style-name="L10">
        <text:list-item>
          <text:p text:style-name="P10">Create 3 variables: <text:span text:style-name="Strong_20_Emphasis">friendName</text:span>, <text:span text:style-name="Strong_20_Emphasis">activity</text:span>, <text:span text:style-name="Strong_20_Emphasis">place</text:span>.</text:p>
        </text:list-item>
        <text:list-item>
          <text:p text:style-name="P11">Print a sentence:<text:line-break/><text:span text:style-name="Source_20_Text">"This weekend I will go [activity] with [friendName] at [place]."</text:span></text:p>
        </text:list-item>
      </text:list>
      <text:h text:style-name="Heading_20_3" text:outline-level="3"><text:span text:style-name="Strong_20_Emphasis">Task 11: Superhero Introduction</text:span></text:h>
      <text:list text:style-name="L16">
        <text:list-item>
          <text:p text:style-name="P12">Create 3 variables: <text:span text:style-name="Strong_20_Emphasis">heroName</text:span>, <text:span text:style-name="Strong_20_Emphasis">superPower</text:span>, <text:span text:style-name="Strong_20_Emphasis">city</text:span>.</text:p>
        </text:list-item>
        <text:list-item>
          <text:p text:style-name="P12">Print a sentence using concatenation:<text:line-break/><text:span text:style-name="Source_20_Text">"Meet [heroName], who can [superPower] and protects [city]!"</text:span></text:p>
        </text:list-item>
      </text:list>
      <text:p text:style-name="Horizontal_20_Line"/>
      <text:h text:style-name="Heading_20_3" text:outline-level="3"><text:span text:style-name="Strong_20_Emphasis">Task 12: Movie Ticket</text:span></text:h>
      <text:list text:style-name="L17">
        <text:list-item>
          <text:p text:style-name="P13">Create 3 variables: <text:span text:style-name="Strong_20_Emphasis">movie</text:span>, <text:span text:style-name="Strong_20_Emphasis">seatNumber</text:span>, <text:span text:style-name="Strong_20_Emphasis">time</text:span>.</text:p>
        </text:list-item>
        <text:list-item>
          <text:p text:style-name="P13">Print a sentence:<text:line-break/><text:span text:style-name="Source_20_Text">"Your ticket for [movie] is booked at seat [seatNumber] for [time]."</text:span></text:p>
        </text:list-item>
      </text:list>
      <text:p text:style-name="Horizontal_20_Line"/>
      <text:h text:style-name="Heading_20_3" text:outline-level="3"><text:soft-page-break/><text:span text:style-name="Strong_20_Emphasis">Task 13: Pet Diary</text:span></text:h>
      <text:list text:style-name="L18">
        <text:list-item>
          <text:p text:style-name="P14">Create 3 variables: <text:span text:style-name="Strong_20_Emphasis">petName</text:span>, <text:span text:style-name="Strong_20_Emphasis">food</text:span>, <text:span text:style-name="Strong_20_Emphasis">favoriteToy</text:span>.</text:p>
        </text:list-item>
        <text:list-item>
          <text:p text:style-name="P14">Print a sentence:<text:line-break/><text:span text:style-name="Source_20_Text">"[petName] loves eating [food] and playing with [favoriteToy]."</text:span></text:p>
        </text:list-item>
      </text:list>
      <text:p text:style-name="Horizontal_20_Line"/>
      <text:h text:style-name="Heading_20_3" text:outline-level="3"><text:span text:style-name="Strong_20_Emphasis">Task 14: Space Adventure</text:span></text:h>
      <text:list text:style-name="L19">
        <text:list-item>
          <text:p text:style-name="P15">Create 3 variables: <text:span text:style-name="Strong_20_Emphasis">astronautName</text:span>, <text:span text:style-name="Strong_20_Emphasis">planet</text:span>, <text:span text:style-name="Strong_20_Emphasis">missionDays</text:span>.</text:p>
        </text:list-item>
        <text:list-item>
          <text:p text:style-name="P15">Print a sentence:<text:line-break/><text:span text:style-name="Source_20_Text">"Astronaut [astronautName] will explore [planet] for [missionDays] days."</text:span></text:p>
        </text:list-item>
      </text:list>
      <text:p text:style-name="Horizontal_20_Line"/>
      <text:h text:style-name="Heading_20_3" text:outline-level="3"><text:span text:style-name="Strong_20_Emphasis">Task 15: Music Concert</text:span></text:h>
      <text:list text:style-name="L20">
        <text:list-item>
          <text:p text:style-name="P16">Create 3 variables: <text:span text:style-name="Strong_20_Emphasis">bandName</text:span>, <text:span text:style-name="Strong_20_Emphasis">venue</text:span>, <text:span text:style-name="Strong_20_Emphasis">ticketPrice</text:span>.</text:p>
        </text:list-item>
        <text:list-item>
          <text:p text:style-name="P16">Print a sentence:<text:line-break/><text:span text:style-name="Source_20_Text">"The concert of [bandName] will be held at [venue] and tickets cost [ticketPrice] dollars."</text:span>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2T18:46:55.959897504</meta:creation-date>
    <dc:date>2026-02-12T18:49:55.210144618</dc:date>
    <meta:editing-duration>PT2M59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3" meta:paragraph-count="45" meta:word-count="382" meta:character-count="2340" meta:non-whitespace-character-count="2033"/>
  </office:meta>
</office:document-meta>
</file>